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 style:list-style-name="L5">
      <style:paragraph-properties style:writing-mode="lr-tb"/>
    </style:style>
    <style:style style:name="P4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6" style:family="paragraph">
      <style:paragraph-properties fo:text-align="start"/>
      <style:text-properties style:font-name="Liberation Mono" fo:font-size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control-implementation="ooo:com.sun.star.form.component.FileControl" xml:id="control1" form:id="control1"/>
          <form:textarea form:name="prompt-textare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se este <text:span text:style-name="Source_20_Text">ci.yml</text:span> ajustado. Mantém TMPDIRs e adiciona serviços com healthcheck, espera, migra o banco e só então faz build.</text:p>
      <text:p text:style-name="P1"><text:span text:style-name="Source_20_Text">name: CI Monorepo</text:span></text:p>
      <text:p text:style-name="P1"/>
      <text:p text:style-name="P1"><text:span text:style-name="Source_20_Text">on:</text:span></text:p>
      <text:p text:style-name="P1"><text:span text:style-name="Source_20_Text"><text:s text:c="2"/>push:</text:span></text:p>
      <text:p text:style-name="P1"><text:span text:style-name="Source_20_Text"><text:s text:c="4"/>branches: [main, 'release/**']</text:span></text:p>
      <text:p text:style-name="P1"><text:span text:style-name="Source_20_Text"><text:s text:c="2"/>pull_request:</text:span></text:p>
      <text:p text:style-name="P1"/>
      <text:p text:style-name="P1"><text:span text:style-name="Source_20_Text">jobs:</text:span></text:p>
      <text:p text:style-name="P1"><text:span text:style-name="Source_20_Text"><text:s text:c="2"/>build_validate:</text:span></text:p>
      <text:p text:style-name="P1"><text:span text:style-name="Source_20_Text"><text:s text:c="4"/>runs-on: ubuntu-22.04</text:span></text:p>
      <text:p text:style-name="P1"/>
      <text:p text:style-name="P1"><text:span text:style-name="Source_20_Text"><text:s text:c="4"/># Sobe Postgres e Redis com healthcheck</text:span></text:p>
      <text:p text:style-name="P1"><text:span text:style-name="Source_20_Text"><text:s text:c="4"/>services:</text:span></text:p>
      <text:p text:style-name="P1"><text:span text:style-name="Source_20_Text"><text:s text:c="6"/>postgres:</text:span></text:p>
      <text:p text:style-name="P1"><text:span text:style-name="Source_20_Text"><text:s text:c="8"/>image: postgres:16-alpine</text:span></text:p>
      <text:p text:style-name="P1"><text:span text:style-name="Source_20_Text"><text:s text:c="8"/>env:</text:span></text:p>
      <text:p text:style-name="P1"><text:span text:style-name="Source_20_Text"><text:s text:c="10"/>POSTGRES_DB: app</text:span></text:p>
      <text:p text:style-name="P1"><text:span text:style-name="Source_20_Text"><text:s text:c="10"/>POSTGRES_USER: app</text:span></text:p>
      <text:p text:style-name="P1"><text:span text:style-name="Source_20_Text"><text:s text:c="10"/>POSTGRES_PASSWORD: app</text:span></text:p>
      <text:p text:style-name="P1"><text:span text:style-name="Source_20_Text"><text:s text:c="8"/>ports: ["5432:5432"]</text:span></text:p>
      <text:p text:style-name="P1"><text:span text:style-name="Source_20_Text"><text:s text:c="8"/>options: &gt;-</text:span></text:p>
      <text:p text:style-name="P1"><text:span text:style-name="Source_20_Text"><text:s text:c="10"/>--health-cmd="pg_isready -U app -d app"</text:span></text:p>
      <text:p text:style-name="P1"><text:span text:style-name="Source_20_Text"><text:s text:c="10"/>--health-interval=5s --health-timeout=3s --health-retries=20</text:span></text:p>
      <text:p text:style-name="P1"><text:span text:style-name="Source_20_Text"><text:s text:c="6"/>redis:</text:span></text:p>
      <text:p text:style-name="P1"><text:span text:style-name="Source_20_Text"><text:s text:c="8"/>image: redis:7-alpine</text:span></text:p>
      <text:p text:style-name="P1"><text:span text:style-name="Source_20_Text"><text:s text:c="8"/>ports: ["6379:6379"]</text:span></text:p>
      <text:p text:style-name="P1"><text:span text:style-name="Source_20_Text"><text:s text:c="8"/>options: &gt;-</text:span></text:p>
      <text:p text:style-name="P1"><text:span text:style-name="Source_20_Text"><text:s text:c="10"/>--health-cmd="redis-cli ping || exit 1"</text:span></text:p>
      <text:p text:style-name="P1"><text:span text:style-name="Source_20_Text"><text:s text:c="10"/>--health-interval=5s --health-timeout=3s --health-retries=20</text:span></text:p>
      <text:p text:style-name="P1"/>
      <text:p text:style-name="P1"><text:span text:style-name="Source_20_Text"><text:s text:c="4"/>env:</text:span></text:p>
      <text:p text:style-name="P1"><text:span text:style-name="Source_20_Text"><text:s text:c="6"/># URLs usadas pela API/Prisma e pelos testes</text:span></text:p>
      <text:p text:style-name="P1"><text:span text:style-name="Source_20_Text"><text:s text:c="6"/>DATABASE_URL: postgresql://app:app@localhost:5432/app</text:span></text:p>
      <text:p text:style-name="P1"><text:span text:style-name="Source_20_Text"><text:s text:c="6"/>REDIS_URL: redis://localhost:6379</text:span></text:p>
      <text:p text:style-name="P1"><text:span text:style-name="Source_20_Text"><text:s text:c="6"/># Builds estáveis fora do WSL</text:span></text:p>
      <text:p text:style-name="P1"><text:span text:style-name="Source_20_Text"><text:s text:c="6"/>TMPDIR: /tmp</text:span></text:p>
      <text:p text:style-name="P1"><text:span text:style-name="Source_20_Text"><text:s text:c="6"/>TMP: /tmp</text:span></text:p>
      <text:p text:style-name="P1"><text:span text:style-name="Source_20_Text"><text:s text:c="6"/>TEMP: /tmp</text:span></text:p>
      <text:p text:style-name="P1"><text:span text:style-name="Source_20_Text"><text:s text:c="6"/>ESBUILD_TMPDIR: /tmp</text:span></text:p>
      <text:p text:style-name="P1"><text:span text:style-name="Source_20_Text"><text:s text:c="6"/>NODE_ENV: production</text:span></text:p>
      <text:p text:style-name="P1"/>
      <text:p text:style-name="P1"><text:span text:style-name="Source_20_Text"><text:s text:c="4"/>steps:</text:span></text:p>
      <text:p text:style-name="P1"><text:span text:style-name="Source_20_Text"><text:s text:c="6"/>- name: Checkout</text:span></text:p>
      <text:p text:style-name="P1"><text:span text:style-name="Source_20_Text"><text:s text:c="8"/>uses: actions/checkout@v4</text:span></text:p>
      <text:p text:style-name="P1"/>
      <text:p text:style-name="P1"><text:span text:style-name="Source_20_Text"><text:s text:c="6"/>- name: Setup PNPM</text:span></text:p>
      <text:p text:style-name="P1"><text:span text:style-name="Source_20_Text"><text:s text:c="8"/>uses: pnpm/action-setup@v4</text:span></text:p>
      <text:p text:style-name="P1"><text:span text:style-name="Source_20_Text"><text:s text:c="8"/>with:</text:span></text:p>
      <text:p text:style-name="P1"><text:span text:style-name="Source_20_Text"><text:s text:c="10"/>version: 9</text:span></text:p>
      <text:p text:style-name="P1"><text:span text:style-name="Source_20_Text"><text:s text:c="10"/>run_install: false</text:span></text:p>
      <text:p text:style-name="P1"/>
      <text:p text:style-name="P1"><text:span text:style-name="Source_20_Text"><text:s text:c="6"/>- name: Setup Node.js</text:span></text:p>
      <text:p text:style-name="P1"><text:span text:style-name="Source_20_Text"><text:s text:c="8"/>uses: actions/setup-node@v4</text:span></text:p>
      <text:p text:style-name="P1"><text:span text:style-name="Source_20_Text"><text:s text:c="8"/>with:</text:span></text:p>
      <text:p text:style-name="P1"><text:span text:style-name="Source_20_Text"><text:s text:c="10"/>node-version: 20</text:span></text:p>
      <text:p text:style-name="P1"><text:span text:style-name="Source_20_Text"><text:s text:c="10"/>cache: pnpm</text:span></text:p>
      <text:p text:style-name="P1"/>
      <text:p text:style-name="P1"><text:span text:style-name="Source_20_Text"><text:s text:c="6"/>- name: Install deps</text:span></text:p>
      <text:p text:style-name="P1"><text:span text:style-name="Source_20_Text"><text:s text:c="8"/>run: pnpm install --frozen-lockfile</text:span></text:p>
      <text:p text:style-name="P1"/>
      <text:p text:style-name="P1"><text:soft-page-break/><text:span text:style-name="Source_20_Text"><text:s text:c="6"/># Aguarda serviços ficarem saudáveis</text:span></text:p>
      <text:p text:style-name="P1"><text:span text:style-name="Source_20_Text"><text:s text:c="6"/>- name: Wait for Postgres &amp; Redis</text:span></text:p>
      <text:p text:style-name="P1"><text:span text:style-name="Source_20_Text"><text:s text:c="8"/>run: |</text:span></text:p>
      <text:p text:style-name="P1"><text:span text:style-name="Source_20_Text"><text:s text:c="10"/>for i in {1..60}; do</text:span></text:p>
      <text:p text:style-name="P1"><text:span text:style-name="Source_20_Text"><text:s text:c="12"/>(pg_isready -h localhost -p 5432 -U app -d app &amp;&amp; redis-cli -h localhost ping) &amp;&amp; exit 0</text:span></text:p>
      <text:p text:style-name="P1"><text:span text:style-name="Source_20_Text"><text:s text:c="12"/>sleep 2</text:span></text:p>
      <text:p text:style-name="P1"><text:span text:style-name="Source_20_Text"><text:s text:c="10"/>done</text:span></text:p>
      <text:p text:style-name="P1"><text:span text:style-name="Source_20_Text"><text:s text:c="10"/>echo "Services not healthy" &amp;&amp; exit 1</text:span></text:p>
      <text:p text:style-name="P1"/>
      <text:p text:style-name="P1"><text:span text:style-name="Source_20_Text"><text:s text:c="6"/># Prisma: gerar client e aplicar migrações</text:span></text:p>
      <text:p text:style-name="P1"><text:span text:style-name="Source_20_Text"><text:s text:c="6"/>- name: Prisma generate</text:span></text:p>
      <text:p text:style-name="P1"><text:span text:style-name="Source_20_Text"><text:s text:c="8"/>run: pnpm -r exec prisma generate</text:span></text:p>
      <text:p text:style-name="P1"><text:span text:style-name="Source_20_Text"><text:s text:c="6"/>- name: Prisma migrate</text:span></text:p>
      <text:p text:style-name="P1"><text:span text:style-name="Source_20_Text"><text:s text:c="8"/>run: pnpm --filter ./apps/api exec prisma migrate deploy</text:span></text:p>
      <text:p text:style-name="P1"/>
      <text:p text:style-name="P1"><text:span text:style-name="Source_20_Text"><text:s text:c="6"/># Qualidade</text:span></text:p>
      <text:p text:style-name="P1"><text:span text:style-name="Source_20_Text"><text:s text:c="6"/>- name: Lint</text:span></text:p>
      <text:p text:style-name="P1"><text:span text:style-name="Source_20_Text"><text:s text:c="8"/>run: pnpm lint</text:span></text:p>
      <text:p text:style-name="P1"><text:span text:style-name="Source_20_Text"><text:s text:c="6"/>- name: Typecheck</text:span></text:p>
      <text:p text:style-name="P1"><text:span text:style-name="Source_20_Text"><text:s text:c="8"/>run: pnpm -r typecheck || true # se não tiver script em todos os pacotes, ajuste o filtro</text:span></text:p>
      <text:p text:style-name="P1"/>
      <text:p text:style-name="P1"><text:span text:style-name="Source_20_Text"><text:s text:c="6"/># Builds</text:span></text:p>
      <text:p text:style-name="P1"><text:span text:style-name="Source_20_Text"><text:s text:c="6"/>- name: Build API</text:span></text:p>
      <text:p text:style-name="P1"><text:span text:style-name="Source_20_Text"><text:s text:c="8"/>run: pnpm --filter ./apps/api build</text:span></text:p>
      <text:p text:style-name="P1"><text:span text:style-name="Source_20_Text"><text:s text:c="6"/>- name: Build Web (hardened)</text:span></text:p>
      <text:p text:style-name="P1"><text:span text:style-name="Source_20_Text"><text:s text:c="8"/>run: pnpm --filter ./apps/web build</text:span></text:p>
      <text:p text:style-name="P1"/>
      <text:p text:style-name="P1"><text:span text:style-name="Source_20_Text"><text:s text:c="6"/># (Opcional) Testes</text:span></text:p>
      <text:p text:style-name="P1"><text:span text:style-name="Source_20_Text"><text:s text:c="6"/># - name: Test</text:span></text:p>
      <text:p text:style-name="P2"><text:span text:style-name="Source_20_Text"><text:s text:c="6"/># <text:s text:c="2"/>run: pnpm -r test -- --reporter=dot</text:span></text:p>
      <text:p text:style-name="Text_20_body">Notas objetivas:</text:p>
      <text:list xml:id="list4254648631" text:style-name="L8">
        <text:list-item>
          <text:p text:style-name="P14"><text:span text:style-name="Source_20_Text">services</text:span> garante Redis/Postgres prontos no runner. O passo “Wait for …” evita condições de corrida.</text:p>
        </text:list-item>
        <text:list-item>
          <text:p text:style-name="P14"><text:span text:style-name="Source_20_Text">DATABASE_URL</text:span>/<text:span text:style-name="Source_20_Text">REDIS_URL</text:span> usam localhost porque os services expõem portas no host do job.</text:p>
        </text:list-item>
        <text:list-item>
          <text:p text:style-name="P14">Mantive <text:span text:style-name="Source_20_Text">TMPDIR/TMP/TEMP/ESBUILD_TMPDIR</text:span> para builds do Vite/esbuild em qualquer ambiente.</text:p>
        </text:list-item>
        <text:list-item>
          <text:p text:style-name="P14"><text:span text:style-name="Source_20_Text">prisma generate</text:span> antes de <text:span text:style-name="Source_20_Text">migrate deploy</text:span> previne erros de client ausente.</text:p>
        </text:list-item>
        <text:list-item>
          <text:p text:style-name="P14">Se portas 5432/6379 conflitam no runner, mapeie para <text:span text:style-name="Source_20_Text">15432:5432</text:span> e <text:span text:style-name="Source_20_Text">16379:6379</text:span> e ajuste as URLs.</text:p>
        </text:list-item>
        <text:list-item>
          <text:p text:style-name="P14">Se você usa <text:span text:style-name="Source_20_Text">docker-compose.yml</text:span> no repo, alternativa: <text:span text:style-name="Source_20_Text">docker compose up -d postgres redis</text:span> e <text:span text:style-name="Source_20_Text">depends_on: condition: service_healthy</text:span>; a lógica de espera continua válida.</text:p>
        </text:list-item>
      </text:list>
      <text:p text:style-name="Text_20_body">Isto elimina o erro de inicialização e estabiliza o CI.</text:p>
      <text:p text:style-name="Text_20_body"/>
      <text:p text:style-name="Text_20_body">Correções e configuração, direto ao ponto.</text:p>
      <text:h text:style-name="Heading_20_1" text:outline-level="1"><text:soft-page-break/>TypeScript strict-null + Prisma DTO</text:h>
      <text:h text:style-name="Heading_20_2" text:outline-level="2">apps/api/src/services/agents.ts</text:h>
      <text:p text:style-name="Text_20_body">Problema comum: DTO com campos opcionais vira <text:span text:style-name="Source_20_Text">null</text:span> no input do Prisma. O client espera <text:span text:style-name="Source_20_Text">undefined</text:span> para omitir. Conserto: normalizar opcionais para <text:span text:style-name="Source_20_Text">undefined</text:span>, tipar retornos e estreitar <text:span text:style-name="Source_20_Text">null</text:span> corretamente.</text:p>
      <text:p text:style-name="P1"><text:span text:style-name="Source_20_Text">// apps/api/src/services/agents.ts</text:span></text:p>
      <text:p text:style-name="P1"><text:span text:style-name="Source_20_Text">import { PrismaClient, Agent as AgentModel, Prisma } from '@prisma/client';</text:span></text:p>
      <text:p text:style-name="P1"><text:span text:style-name="Source_20_Text">import { z } from 'zod';</text:span></text:p>
      <text:p text:style-name="P1"/>
      <text:p text:style-name="P1"><text:span text:style-name="Source_20_Text">const prisma = new PrismaClient();</text:span></text:p>
      <text:p text:style-name="P1"/>
      <text:p text:style-name="P1"><text:span text:style-name="Source_20_Text">export const CreateAgentDTO = z.object({</text:span></text:p>
      <text:p text:style-name="P1"><text:span text:style-name="Source_20_Text"><text:s text:c="2"/>name: z.string().min(1),</text:span></text:p>
      <text:p text:style-name="P1"><text:span text:style-name="Source_20_Text"><text:s text:c="2"/>description: z.string().optional(),</text:span></text:p>
      <text:p text:style-name="P1"><text:span text:style-name="Source_20_Text"><text:s text:c="2"/>workspaceId: z.string().uuid(),</text:span></text:p>
      <text:p text:style-name="P1"><text:span text:style-name="Source_20_Text"><text:s text:c="2"/>// opções avançadas</text:span></text:p>
      <text:p text:style-name="P1"><text:span text:style-name="Source_20_Text"><text:s text:c="2"/>model: z.string().optional(),</text:span></text:p>
      <text:p text:style-name="P1"><text:span text:style-name="Source_20_Text"><text:s text:c="2"/>temperature: z.number().min(0).max(2).optional(),</text:span></text:p>
      <text:p text:style-name="P1"><text:span text:style-name="Source_20_Text">});</text:span></text:p>
      <text:p text:style-name="P1"><text:span text:style-name="Source_20_Text">export type CreateAgentDTO = z.infer&lt;typeof CreateAgentDTO&gt;;</text:span></text:p>
      <text:p text:style-name="P1"/>
      <text:p text:style-name="P1"><text:span text:style-name="Source_20_Text">export async function createAgent(dtoInput: unknown): Promise&lt;AgentModel&gt; {</text:span></text:p>
      <text:p text:style-name="P1"><text:span text:style-name="Source_20_Text"><text:s text:c="2"/>const dto = CreateAgentDTO.parse(dtoInput);</text:span></text:p>
      <text:p text:style-name="P1"/>
      <text:p text:style-name="P1"><text:span text:style-name="Source_20_Text"><text:s text:c="2"/>// normalize nullables → undefined para o Prisma</text:span></text:p>
      <text:p text:style-name="P1"><text:span text:style-name="Source_20_Text"><text:s text:c="2"/>const data: Prisma.AgentCreateInput = {</text:span></text:p>
      <text:p text:style-name="P1"><text:span text:style-name="Source_20_Text"><text:s text:c="4"/>name: dto.name,</text:span></text:p>
      <text:p text:style-name="P1"><text:span text:style-name="Source_20_Text"><text:s text:c="4"/>description: dto.description ?? undefined,</text:span></text:p>
      <text:p text:style-name="P1"><text:span text:style-name="Source_20_Text"><text:s text:c="4"/>workspace: { connect: { id: dto.workspaceId } },</text:span></text:p>
      <text:p text:style-name="P1"><text:span text:style-name="Source_20_Text"><text:s text:c="4"/>model: dto.model ?? undefined,</text:span></text:p>
      <text:p text:style-name="P1"><text:span text:style-name="Source_20_Text"><text:s text:c="4"/>temperature: dto.temperature ?? undefined,</text:span></text:p>
      <text:p text:style-name="P1"><text:span text:style-name="Source_20_Text"><text:s text:c="2"/>};</text:span></text:p>
      <text:p text:style-name="P1"/>
      <text:p text:style-name="P1"><text:span text:style-name="Source_20_Text"><text:s text:c="2"/>return prisma.agent.create({ data });</text:span></text:p>
      <text:p text:style-name="P1"><text:span text:style-name="Source_20_Text">}</text:span></text:p>
      <text:p text:style-name="P1"/>
      <text:p text:style-name="P1"><text:span text:style-name="Source_20_Text">export const UpdateAgentDTO = z.object({</text:span></text:p>
      <text:p text:style-name="P1"><text:span text:style-name="Source_20_Text"><text:s text:c="2"/>id: z.string().uuid(),</text:span></text:p>
      <text:p text:style-name="P1"><text:span text:style-name="Source_20_Text"><text:s text:c="2"/>name: z.string().min(1).optional(),</text:span></text:p>
      <text:p text:style-name="P1"><text:span text:style-name="Source_20_Text"><text:s text:c="2"/>description: z.string().optional(),</text:span></text:p>
      <text:p text:style-name="P1"><text:span text:style-name="Source_20_Text"><text:s text:c="2"/>model: z.string().optional(),</text:span></text:p>
      <text:p text:style-name="P1"><text:span text:style-name="Source_20_Text"><text:s text:c="2"/>temperature: z.number().min(0).max(2).optional(),</text:span></text:p>
      <text:p text:style-name="P1"><text:span text:style-name="Source_20_Text">});</text:span></text:p>
      <text:p text:style-name="P1"><text:span text:style-name="Source_20_Text">export type UpdateAgentDTO = z.infer&lt;typeof UpdateAgentDTO&gt;;</text:span></text:p>
      <text:p text:style-name="P1"/>
      <text:p text:style-name="P1"><text:span text:style-name="Source_20_Text">export async function updateAgent(dtoInput: unknown): Promise&lt;AgentModel | null&gt; {</text:span></text:p>
      <text:p text:style-name="P1"><text:span text:style-name="Source_20_Text"><text:s text:c="2"/>const dto = UpdateAgentDTO.parse(dtoInput);</text:span></text:p>
      <text:p text:style-name="P1"/>
      <text:p text:style-name="P1"><text:span text:style-name="Source_20_Text"><text:s text:c="2"/>// estreitamento: checar existência antes de update</text:span></text:p>
      <text:p text:style-name="P1"><text:span text:style-name="Source_20_Text"><text:s text:c="2"/>const existing = await prisma.agent.findUnique({ where: { id: dto.id } });</text:span></text:p>
      <text:p text:style-name="P1"><text:span text:style-name="Source_20_Text"><text:s text:c="2"/>if (!existing) return null;</text:span></text:p>
      <text:p text:style-name="P1"/>
      <text:p text:style-name="P1"><text:span text:style-name="Source_20_Text"><text:s text:c="2"/>const data: Prisma.AgentUpdateInput = {</text:span></text:p>
      <text:p text:style-name="P1"><text:span text:style-name="Source_20_Text"><text:s text:c="4"/>name: dto.name ?? undefined,</text:span></text:p>
      <text:p text:style-name="P1"><text:span text:style-name="Source_20_Text"><text:s text:c="4"/>description: dto.description ?? undefined,</text:span></text:p>
      <text:p text:style-name="P1"><text:span text:style-name="Source_20_Text"><text:s text:c="4"/>model: dto.model ?? undefined,</text:span></text:p>
      <text:p text:style-name="P1"><text:soft-page-break/><text:span text:style-name="Source_20_Text"><text:s text:c="4"/>temperature: dto.temperature ?? undefined,</text:span></text:p>
      <text:p text:style-name="P1"><text:span text:style-name="Source_20_Text"><text:s text:c="2"/>};</text:span></text:p>
      <text:p text:style-name="P1"/>
      <text:p text:style-name="P1"><text:span text:style-name="Source_20_Text"><text:s text:c="2"/>return prisma.agent.update({ where: { id: dto.id }, data });</text:span></text:p>
      <text:p text:style-name="P1"><text:span text:style-name="Source_20_Text">}</text:span></text:p>
      <text:p text:style-name="P1"/>
      <text:p text:style-name="P1"><text:span text:style-name="Source_20_Text">export async function getAgentById(id: string): Promise&lt;AgentModel | null&gt; {</text:span></text:p>
      <text:p text:style-name="P1"><text:span text:style-name="Source_20_Text"><text:s text:c="2"/>if (!id) return null;</text:span></text:p>
      <text:p text:style-name="P1"><text:span text:style-name="Source_20_Text"><text:s text:c="2"/>return prisma.agent.findUnique({ where: { id } });</text:span></text:p>
      <text:p text:style-name="P2"><text:span text:style-name="Source_20_Text">}</text:span></text:p>
      <text:p text:style-name="Text_20_body">Pontos:</text:p>
      <text:list xml:id="list897260003" text:style-name="L1">
        <text:list-item>
          <text:p text:style-name="P6"><text:span text:style-name="Source_20_Text">?? undefined</text:span> elimina <text:span text:style-name="Source_20_Text">null</text:span> e não define campos ausentes.</text:p>
        </text:list-item>
        <text:list-item>
          <text:p text:style-name="P6">Retornos explicitamente <text:span text:style-name="Source_20_Text">Promise&lt;T | null&gt;</text:span> satisfazem <text:span text:style-name="Source_20_Text">strictNullChecks</text:span>.</text:p>
        </text:list-item>
        <text:list-item>
          <text:p text:style-name="P6"><text:span text:style-name="Source_20_Text">parse</text:span> do Zod garante tipos em tempo de execução.</text:p>
        </text:list-item>
      </text:list>
      <text:h text:style-name="Heading_20_2" text:outline-level="2">apps/api/src/services/memory.ts</text:h>
      <text:p text:style-name="Text_20_body">Problema: adaptadores retornam <text:span text:style-name="Source_20_Text">string | null | undefined</text:span> e quebram <text:span text:style-name="Source_20_Text">strictNullChecks</text:span>. Conserto: normalizar <text:span text:style-name="Source_20_Text">null</text:span> e mapear DTOs com tipos exatos.</text:p>
      <text:p text:style-name="P1"><text:span text:style-name="Source_20_Text">// apps/api/src/services/memory.ts</text:span></text:p>
      <text:p text:style-name="P1"><text:span text:style-name="Source_20_Text">import { PrismaClient, MemoryRecord as MemoryModel, Prisma } from '@prisma/client';</text:span></text:p>
      <text:p text:style-name="P1"><text:span text:style-name="Source_20_Text">import type { RedisClientType } from 'redis';</text:span></text:p>
      <text:p text:style-name="P1"><text:span text:style-name="Source_20_Text">import { z } from 'zod';</text:span></text:p>
      <text:p text:style-name="P1"/>
      <text:p text:style-name="P1"><text:span text:style-name="Source_20_Text">const prisma = new PrismaClient();</text:span></text:p>
      <text:p text:style-name="P1"/>
      <text:p text:style-name="P1"><text:span text:style-name="Source_20_Text">export type Vector = number[];</text:span></text:p>
      <text:p text:style-name="P1"/>
      <text:p text:style-name="P1"><text:span text:style-name="Source_20_Text">export const UpsertMemoryDTO = z.object({</text:span></text:p>
      <text:p text:style-name="P1"><text:span text:style-name="Source_20_Text"><text:s text:c="2"/>agentId: z.string().uuid(),</text:span></text:p>
      <text:p text:style-name="P1"><text:span text:style-name="Source_20_Text"><text:s text:c="2"/>key: z.string().min(1),</text:span></text:p>
      <text:p text:style-name="P1"><text:span text:style-name="Source_20_Text"><text:s text:c="2"/>value: z.string().min(1),</text:span></text:p>
      <text:p text:style-name="P1"><text:span text:style-name="Source_20_Text"><text:s text:c="2"/>// opcional semântica</text:span></text:p>
      <text:p text:style-name="P1"><text:span text:style-name="Source_20_Text"><text:s text:c="2"/>embedding: z.array(z.number()).optional(),</text:span></text:p>
      <text:p text:style-name="P1"><text:span text:style-name="Source_20_Text">});</text:span></text:p>
      <text:p text:style-name="P1"><text:span text:style-name="Source_20_Text">export type UpsertMemoryDTO = z.infer&lt;typeof UpsertMemoryDTO&gt;;</text:span></text:p>
      <text:p text:style-name="P1"/>
      <text:p text:style-name="P1"><text:span text:style-name="Source_20_Text">export class RedisShortTermMemory {</text:span></text:p>
      <text:p text:style-name="P1"><text:span text:style-name="Source_20_Text"><text:s text:c="2"/>constructor(private redis: RedisClientType) {}</text:span></text:p>
      <text:p text:style-name="P1"/>
      <text:p text:style-name="P1"><text:span text:style-name="Source_20_Text"><text:s text:c="2"/>async get(agentId: string, key: string): Promise&lt;string | null&gt; {</text:span></text:p>
      <text:p text:style-name="P1"><text:span text:style-name="Source_20_Text"><text:s text:c="4"/>const raw = await this.redis.get(this.mk(agentId, key));</text:span></text:p>
      <text:p text:style-name="P1"><text:span text:style-name="Source_20_Text"><text:s text:c="4"/>return raw ?? null; // normaliza undefined → null</text:span></text:p>
      <text:p text:style-name="P1"><text:span text:style-name="Source_20_Text"><text:s text:c="2"/>}</text:span></text:p>
      <text:p text:style-name="P1"/>
      <text:p text:style-name="P1"><text:span text:style-name="Source_20_Text"><text:s text:c="2"/>async set(agentId: string, key: string, value: string, ttlSec?: number): Promise&lt;void&gt; {</text:span></text:p>
      <text:p text:style-name="P1"><text:span text:style-name="Source_20_Text"><text:s text:c="4"/>const k = this.mk(agentId, key);</text:span></text:p>
      <text:p text:style-name="P1"><text:span text:style-name="Source_20_Text"><text:s text:c="4"/>if (typeof ttlSec === 'number' &amp;&amp; Number.isFinite(ttlSec)) {</text:span></text:p>
      <text:p text:style-name="P1"><text:span text:style-name="Source_20_Text"><text:s text:c="6"/>await this.redis.set(k, value, { EX: ttlSec });</text:span></text:p>
      <text:p text:style-name="P1"><text:span text:style-name="Source_20_Text"><text:s text:c="4"/>} else {</text:span></text:p>
      <text:p text:style-name="P1"><text:span text:style-name="Source_20_Text"><text:s text:c="6"/>await this.redis.set(k, value);</text:span></text:p>
      <text:p text:style-name="P1"><text:span text:style-name="Source_20_Text"><text:s text:c="4"/>}</text:span></text:p>
      <text:p text:style-name="P1"><text:span text:style-name="Source_20_Text"><text:s text:c="2"/>}</text:span></text:p>
      <text:p text:style-name="P1"/>
      <text:p text:style-name="P1"><text:soft-page-break/><text:span text:style-name="Source_20_Text"><text:s text:c="2"/>private mk(agentId: string, key: string): string {</text:span></text:p>
      <text:p text:style-name="P1"><text:span text:style-name="Source_20_Text"><text:s text:c="4"/>return `mem:st:${agentId}:${key}`;</text:span></text:p>
      <text:p text:style-name="P1"><text:span text:style-name="Source_20_Text"><text:s text:c="2"/>}</text:span></text:p>
      <text:p text:style-name="P1"><text:span text:style-name="Source_20_Text">}</text:span></text:p>
      <text:p text:style-name="P1"/>
      <text:p text:style-name="P1"><text:span text:style-name="Source_20_Text">export async function upsertLongTermMemory(dtoInput: unknown): Promise&lt;MemoryModel&gt; {</text:span></text:p>
      <text:p text:style-name="P1"><text:span text:style-name="Source_20_Text"><text:s text:c="2"/>const dto = UpsertMemoryDTO.parse(dtoInput);</text:span></text:p>
      <text:p text:style-name="P1"/>
      <text:p text:style-name="P1"><text:span text:style-name="Source_20_Text"><text:s text:c="2"/>const data: Prisma.MemoryRecordUpsertArgs = {</text:span></text:p>
      <text:p text:style-name="P1"><text:span text:style-name="Source_20_Text"><text:s text:c="4"/>where: { agentId_key: { agentId: dto.agentId, key: dto.key } },</text:span></text:p>
      <text:p text:style-name="P1"><text:span text:style-name="Source_20_Text"><text:s text:c="4"/>update: {</text:span></text:p>
      <text:p text:style-name="P1"><text:span text:style-name="Source_20_Text"><text:s text:c="6"/>value: dto.value,</text:span></text:p>
      <text:p text:style-name="P1"><text:span text:style-name="Source_20_Text"><text:s text:c="6"/>embedding: dto.embedding ?? undefined, // coluna vector/float[] opcional</text:span></text:p>
      <text:p text:style-name="P1"><text:span text:style-name="Source_20_Text"><text:s text:c="4"/>},</text:span></text:p>
      <text:p text:style-name="P1"><text:span text:style-name="Source_20_Text"><text:s text:c="4"/>create: {</text:span></text:p>
      <text:p text:style-name="P1"><text:span text:style-name="Source_20_Text"><text:s text:c="6"/>agentId: dto.agentId,</text:span></text:p>
      <text:p text:style-name="P1"><text:span text:style-name="Source_20_Text"><text:s text:c="6"/>key: dto.key,</text:span></text:p>
      <text:p text:style-name="P1"><text:span text:style-name="Source_20_Text"><text:s text:c="6"/>value: dto.value,</text:span></text:p>
      <text:p text:style-name="P1"><text:span text:style-name="Source_20_Text"><text:s text:c="6"/>embedding: dto.embedding ?? undefined,</text:span></text:p>
      <text:p text:style-name="P1"><text:span text:style-name="Source_20_Text"><text:s text:c="4"/>},</text:span></text:p>
      <text:p text:style-name="P1"><text:span text:style-name="Source_20_Text"><text:s text:c="2"/>};</text:span></text:p>
      <text:p text:style-name="P1"/>
      <text:p text:style-name="P1"><text:span text:style-name="Source_20_Text"><text:s text:c="2"/>return prisma.memoryRecord.upsert(data);</text:span></text:p>
      <text:p text:style-name="P1"><text:span text:style-name="Source_20_Text">}</text:span></text:p>
      <text:p text:style-name="P1"/>
      <text:p text:style-name="P1"><text:span text:style-name="Source_20_Text">export async function findSimilarByEmbedding(</text:span></text:p>
      <text:p text:style-name="P1"><text:span text:style-name="Source_20_Text"><text:s text:c="2"/>agentId: string,</text:span></text:p>
      <text:p text:style-name="P1"><text:span text:style-name="Source_20_Text"><text:s text:c="2"/>query: Vector,</text:span></text:p>
      <text:p text:style-name="P1"><text:span text:style-name="Source_20_Text"><text:s text:c="2"/>k: number</text:span></text:p>
      <text:p text:style-name="P1"><text:span text:style-name="Source_20_Text">): Promise&lt;MemoryModel[]&gt; {</text:span></text:p>
      <text:p text:style-name="P1"><text:span text:style-name="Source_20_Text"><text:s text:c="2"/>// exemplo pgvector; ajuste para sua função SQL</text:span></text:p>
      <text:p text:style-name="P1"><text:span text:style-name="Source_20_Text"><text:s text:c="2"/>// garante k &gt; 0</text:span></text:p>
      <text:p text:style-name="P1"><text:span text:style-name="Source_20_Text"><text:s text:c="2"/>const topK = Number.isFinite(k) &amp;&amp; k &gt; 0 ? k : 5;</text:span></text:p>
      <text:p text:style-name="P1"/>
      <text:p text:style-name="P1"><text:span text:style-name="Source_20_Text"><text:s text:c="2"/>return prisma.$queryRawUnsafe&lt;MemoryModel[]&gt;(</text:span></text:p>
      <text:p text:style-name="P1"><text:span text:style-name="Source_20_Text"><text:s text:c="4"/>`</text:span></text:p>
      <text:p text:style-name="P1"><text:span text:style-name="Source_20_Text"><text:s text:c="4"/>SELECT * FROM "MemoryRecord"</text:span></text:p>
      <text:p text:style-name="P1"><text:span text:style-name="Source_20_Text"><text:s text:c="4"/>WHERE "agentId" = $1</text:span></text:p>
      <text:p text:style-name="P1"><text:span text:style-name="Source_20_Text"><text:s text:c="4"/>ORDER BY "embedding" &lt;-&gt; $2</text:span></text:p>
      <text:p text:style-name="P1"><text:span text:style-name="Source_20_Text"><text:s text:c="4"/>LIMIT $3</text:span></text:p>
      <text:p text:style-name="P1"><text:span text:style-name="Source_20_Text"><text:s text:c="4"/>`,</text:span></text:p>
      <text:p text:style-name="P1"><text:span text:style-name="Source_20_Text"><text:s text:c="4"/>agentId,</text:span></text:p>
      <text:p text:style-name="P1"><text:span text:style-name="Source_20_Text"><text:s text:c="4"/>JSON.stringify(query),</text:span></text:p>
      <text:p text:style-name="P1"><text:span text:style-name="Source_20_Text"><text:s text:c="4"/>topK</text:span></text:p>
      <text:p text:style-name="P1"><text:span text:style-name="Source_20_Text"><text:s text:c="2"/>);</text:span></text:p>
      <text:p text:style-name="P2"><text:span text:style-name="Source_20_Text">}</text:span></text:p>
      <text:p text:style-name="Text_20_body">Pontos:</text:p>
      <text:list xml:id="list1625603305" text:style-name="L2">
        <text:list-item>
          <text:p text:style-name="P7"><text:span text:style-name="Source_20_Text">get</text:span> sempre retorna <text:span text:style-name="Source_20_Text">string | null</text:span>.</text:p>
        </text:list-item>
        <text:list-item>
          <text:p text:style-name="P7">DTOs com Zod evitam <text:span text:style-name="Source_20_Text">undefined</text:span> “vazando”.</text:p>
        </text:list-item>
        <text:list-item>
          <text:p text:style-name="P7"><text:span text:style-name="Source_20_Text">embedding ?? undefined</text:span> respeita campos opcionais no Prisma.</text:p>
        </text:list-item>
      </text:list>
      <text:h text:style-name="Heading_20_1" text:outline-level="1">Tailwind/Vite com WSL: pasta temporária</text:h>
      <text:p text:style-name="Text_20_body">Objetivo: forçar todas as libs que usam diretório temporário a escrever em <text:span text:style-name="Source_20_Text">/tmp</text:span>, que é acessível no WSL. Isso evita erros de permissão ou paths do Windows.</text:p>
      <text:h text:style-name="Heading_20_2" text:outline-level="2"><text:soft-page-break/>Variáveis de ambiente recomendadas</text:h>
      <text:p text:style-name="Text_20_body">Defina as quatro. Só uma pode não cobrir todos os casos.</text:p>
      <text:list xml:id="list718259513" text:style-name="L3">
        <text:list-item>
          <text:p text:style-name="P8"><text:span text:style-name="Source_20_Text">TMPDIR=/tmp</text:span></text:p>
        </text:list-item>
        <text:list-item>
          <text:p text:style-name="P8"><text:span text:style-name="Source_20_Text">TMP=/tmp</text:span></text:p>
        </text:list-item>
        <text:list-item>
          <text:p text:style-name="P8"><text:span text:style-name="Source_20_Text">TEMP=/tmp</text:span></text:p>
        </text:list-item>
        <text:list-item>
          <text:p text:style-name="P8"><text:span text:style-name="Source_20_Text">ESBUILD_TMPDIR=/tmp</text:span> ← esbuild usa esta.</text:p>
        </text:list-item>
      </text:list>
      <text:h text:style-name="Heading_20_3" text:outline-level="3">Shell local</text:h>
      <text:p text:style-name="P1"><text:span text:style-name="Source_20_Text">export TMPDIR=/tmp</text:span></text:p>
      <text:p text:style-name="P1"><text:span text:style-name="Source_20_Text">export TMP=/tmp</text:span></text:p>
      <text:p text:style-name="P1"><text:span text:style-name="Source_20_Text">export TEMP=/tmp</text:span></text:p>
      <text:p text:style-name="P1"><text:span text:style-name="Source_20_Text">export ESBUILD_TMPDIR=/tmp</text:span></text:p>
      <text:p text:style-name="P2"><text:span text:style-name="Source_20_Text">pnpm -w build <text:s/># ou: pnpm --filter apps/web build</text:span></text:p>
      <text:h text:style-name="Heading_20_3" text:outline-level="3">GitHub Actions (exemplo monorepo pnpm)</text:h>
      <text:p text:style-name="P1"><text:span text:style-name="Source_20_Text">name: web-build</text:span></text:p>
      <text:p text:style-name="P1"><text:span text:style-name="Source_20_Text">on: [push]</text:span></text:p>
      <text:p text:style-name="P1"><text:span text:style-name="Source_20_Text">jobs:</text:span></text:p>
      <text:p text:style-name="P1"><text:span text:style-name="Source_20_Text"><text:s text:c="2"/>build:</text:span></text:p>
      <text:p text:style-name="P1"><text:span text:style-name="Source_20_Text"><text:s text:c="4"/>runs-on: ubuntu-22.04</text:span></text:p>
      <text:p text:style-name="P1"><text:span text:style-name="Source_20_Text"><text:s text:c="4"/>steps:</text:span></text:p>
      <text:p text:style-name="P1"><text:span text:style-name="Source_20_Text"><text:s text:c="6"/>- uses: actions/checkout@v4</text:span></text:p>
      <text:p text:style-name="P1"><text:span text:style-name="Source_20_Text"><text:s text:c="6"/>- uses: pnpm/action-setup@v4</text:span></text:p>
      <text:p text:style-name="P1"><text:span text:style-name="Source_20_Text"><text:s text:c="8"/>with: { version: 9 }</text:span></text:p>
      <text:p text:style-name="P1"><text:span text:style-name="Source_20_Text"><text:s text:c="6"/>- uses: actions/setup-node@v4</text:span></text:p>
      <text:p text:style-name="P1"><text:span text:style-name="Source_20_Text"><text:s text:c="8"/>with: { node-version: 20 }</text:span></text:p>
      <text:p text:style-name="P1"><text:span text:style-name="Source_20_Text"><text:s text:c="6"/>- run: pnpm install --frozen-lockfile</text:span></text:p>
      <text:p text:style-name="P1"><text:span text:style-name="Source_20_Text"><text:s text:c="6"/>- name: Build web with WSL-safe temp</text:span></text:p>
      <text:p text:style-name="P1"><text:span text:style-name="Source_20_Text"><text:s text:c="8"/>env:</text:span></text:p>
      <text:p text:style-name="P1"><text:span text:style-name="Source_20_Text"><text:s text:c="10"/>TMPDIR: /tmp</text:span></text:p>
      <text:p text:style-name="P1"><text:span text:style-name="Source_20_Text"><text:s text:c="10"/>TMP: /tmp</text:span></text:p>
      <text:p text:style-name="P1"><text:span text:style-name="Source_20_Text"><text:s text:c="10"/>TEMP: /tmp</text:span></text:p>
      <text:p text:style-name="P1"><text:span text:style-name="Source_20_Text"><text:s text:c="10"/>ESBUILD_TMPDIR: /tmp</text:span></text:p>
      <text:p text:style-name="P1"><text:span text:style-name="Source_20_Text"><text:s text:c="10"/>NODE_ENV: production</text:span></text:p>
      <text:p text:style-name="P2"><text:span text:style-name="Source_20_Text"><text:s text:c="8"/>run: pnpm --filter apps/web build</text:span></text:p>
      <text:h text:style-name="Heading_20_3" text:outline-level="3">Windows + WSL (quando chamar do PowerShell)</text:h>
      <text:p text:style-name="P1"><text:span text:style-name="Source_20_Text">$env:TMPDIR="/tmp"</text:span></text:p>
      <text:p text:style-name="P1"><text:span text:style-name="Source_20_Text">$env:TMP="/tmp"</text:span></text:p>
      <text:p text:style-name="P1"><text:span text:style-name="Source_20_Text">$env:TEMP="/tmp"</text:span></text:p>
      <text:p text:style-name="P1"><text:span text:style-name="Source_20_Text">$env:ESBUILD_TMPDIR="/tmp"</text:span></text:p>
      <text:p text:style-name="P2"><text:span text:style-name="Source_20_Text">pnpm --filter apps/web build</text:span></text:p>
      <text:h text:style-name="Heading_20_2" text:outline-level="2">Ajustes opcionais no projeto</text:h>
      <text:h text:style-name="Heading_20_3" text:outline-level="3">Vite: fixar cache e garantir tmp</text:h>
      <text:p text:style-name="P1"><text:span text:style-name="Source_20_Text">// apps/web/vite.config.ts</text:span></text:p>
      <text:p text:style-name="P1"><text:span text:style-name="Source_20_Text">import { defineConfig } from 'vite';</text:span></text:p>
      <text:p text:style-name="P1"><text:span text:style-name="Source_20_Text">import react from '@vitejs/plugin-react';</text:span></text:p>
      <text:p text:style-name="P1"/>
      <text:p text:style-name="P1"><text:soft-page-break/><text:span text:style-name="Source_20_Text">process.env.TMPDIR ??= '/tmp';</text:span></text:p>
      <text:p text:style-name="P1"><text:span text:style-name="Source_20_Text">process.env.TMP ??= '/tmp';</text:span></text:p>
      <text:p text:style-name="P1"><text:span text:style-name="Source_20_Text">process.env.TEMP ??= '/tmp';</text:span></text:p>
      <text:p text:style-name="P1"><text:span text:style-name="Source_20_Text">process.env.ESBUILD_TMPDIR ??= '/tmp';</text:span></text:p>
      <text:p text:style-name="P1"/>
      <text:p text:style-name="P1"><text:span text:style-name="Source_20_Text">export default defineConfig({</text:span></text:p>
      <text:p text:style-name="P1"><text:span text:style-name="Source_20_Text"><text:s text:c="2"/>plugins: [react()],</text:span></text:p>
      <text:p text:style-name="P1"><text:span text:style-name="Source_20_Text"><text:s text:c="2"/>cacheDir: 'node_modules/.vite', // evita paths do sistema</text:span></text:p>
      <text:p text:style-name="P2"><text:span text:style-name="Source_20_Text">});</text:span></text:p>
      <text:h text:style-name="Heading_20_3" text:outline-level="3">Tailwind: evitar “touch” no tmp do sistema</text:h>
      <text:p text:style-name="P1"><text:span text:style-name="Source_20_Text">// package.json (scripts relevantes)</text:span></text:p>
      <text:p text:style-name="P1"><text:span text:style-name="Source_20_Text">{</text:span></text:p>
      <text:p text:style-name="P1"><text:span text:style-name="Source_20_Text"><text:s text:c="2"/>"scripts": {</text:span></text:p>
      <text:p text:style-name="P1"><text:span text:style-name="Source_20_Text"><text:s text:c="4"/>"dev:web": "cross-env TAILWIND_DISABLE_TOUCH=1 vite",</text:span></text:p>
      <text:p text:style-name="P1"><text:span text:style-name="Source_20_Text"><text:s text:c="4"/>"build:web": "cross-env TAILWIND_DISABLE_TOUCH=1 vite build"</text:span></text:p>
      <text:p text:style-name="P1"><text:span text:style-name="Source_20_Text"><text:s text:c="2"/>}</text:span></text:p>
      <text:p text:style-name="P2"><text:span text:style-name="Source_20_Text">}</text:span></text:p>
      <text:h text:style-name="Heading_20_3" text:outline-level="3">pnpm workspace (garantir isolação da build)</text:h>
      <text:p text:style-name="P2"><text:span text:style-name="Source_20_Text">pnpm --filter apps/web run build</text:span></text:p>
      <text:h text:style-name="Heading_20_2" text:outline-level="2">Explicação curta</text:h>
      <text:list xml:id="list2661942054" text:style-name="L4">
        <text:list-item>
          <text:p text:style-name="P9">Em WSL, algumas libs usam <text:span text:style-name="Source_20_Text">os.tmpdir()</text:span> que pode resolver para um caminho do Windows. Isso quebra permissões/symlinks durante a build.</text:p>
        </text:list-item>
        <text:list-item>
          <text:p text:style-name="P9">Definir <text:span text:style-name="Source_20_Text">TMPDIR</text:span> e <text:span text:style-name="Source_20_Text">ESBUILD_TMPDIR</text:span> força o uso de <text:span text:style-name="Source_20_Text">/tmp</text:span>.</text:p>
        </text:list-item>
        <text:list-item>
          <text:p text:style-name="P9">Vite e Tailwind herdam o ambiente. <text:span text:style-name="Source_20_Text">cacheDir</text:span> fixa o cache no repositório, não no tmp do host.</text:p>
        </text:list-item>
        <text:list-item>
          <text:p text:style-name="P9"><text:span text:style-name="Source_20_Text">TAILWIND_DISABLE_TOUCH=1</text:span> evita operações de “touch” no tmp durante JIT.</text:p>
        </text:list-item>
      </text:list>
      <text:p text:style-name="Text_20_body">Se quiser, preparo um PR com os patches de <text:span text:style-name="Source_20_Text">agents.ts</text:span>, <text:span text:style-name="Source_20_Text">memory.ts</text:span>, <text:span text:style-name="Source_20_Text">vite.config.ts</text:span> e o bloco do workflow.</text:p>
      <text:h text:style-name="Heading_20_5" text:outline-level="5">Você disse:</text:h>
      <text:p text:style-name="Text_20_body">Caso o CI rode fora do WSL, mantenha as variáveis TMPDIR/TEMP configuradas (como já feito no script) ou exporte esses valores no pipeline para ambientes adicionais. Opcional: avalie ajustes de chunk splitting no Vite para reduzir os bundles &gt;500 kB sinalizados durante o build.</text:p>
      <text:h text:style-name="Heading_20_6" text:outline-level="6">O ChatGPT disse:</text:h>
      <text:p text:style-name="Text_20_body">Confirmado. Mantenha TMPDIR/TMP/TEMP/ESBUILD_TMPDIR no CI fora do WSL e, opcionalmente, aplique split de chunks no Vite para cortar bundles &gt;500 kB.</text:p>
      <text:h text:style-name="Heading_20_1" text:outline-level="1">CI fora do WSL</text:h>
      <text:p text:style-name="Text_20_body">Defina sempre as variáveis. Exemplos:</text:p>
      <text:p text:style-name="Text_20_body"><text:span text:style-name="Strong_20_Emphasis">GitHub Actions (matriz de ambientes):</text:span></text:p>
      <text:p text:style-name="P1"><text:span text:style-name="Source_20_Text">jobs:</text:span></text:p>
      <text:p text:style-name="P1"><text:soft-page-break/><text:span text:style-name="Source_20_Text"><text:s text:c="2"/>build:</text:span></text:p>
      <text:p text:style-name="P1"><text:span text:style-name="Source_20_Text"><text:s text:c="4"/>strategy:</text:span></text:p>
      <text:p text:style-name="P1"><text:span text:style-name="Source_20_Text"><text:s text:c="6"/>matrix:</text:span></text:p>
      <text:p text:style-name="P1"><text:span text:style-name="Source_20_Text"><text:s text:c="8"/>os: [ubuntu-22.04, windows-2022, macos-14]</text:span></text:p>
      <text:p text:style-name="P1"><text:span text:style-name="Source_20_Text"><text:s text:c="4"/>runs-on: ${{ matrix.os }}</text:span></text:p>
      <text:p text:style-name="P1"><text:span text:style-name="Source_20_Text"><text:s text:c="4"/>steps:</text:span></text:p>
      <text:p text:style-name="P1"><text:span text:style-name="Source_20_Text"><text:s text:c="6"/>- uses: actions/checkout@v4</text:span></text:p>
      <text:p text:style-name="P1"><text:span text:style-name="Source_20_Text"><text:s text:c="6"/>- uses: pnpm/action-setup@v4</text:span></text:p>
      <text:p text:style-name="P1"><text:span text:style-name="Source_20_Text"><text:s text:c="8"/>with: { version: 9 }</text:span></text:p>
      <text:p text:style-name="P1"><text:span text:style-name="Source_20_Text"><text:s text:c="6"/>- uses: actions/setup-node@v4</text:span></text:p>
      <text:p text:style-name="P1"><text:span text:style-name="Source_20_Text"><text:s text:c="8"/>with: { node-version: 20 }</text:span></text:p>
      <text:p text:style-name="P1"><text:span text:style-name="Source_20_Text"><text:s text:c="6"/>- run: pnpm install --frozen-lockfile</text:span></text:p>
      <text:p text:style-name="P1"><text:span text:style-name="Source_20_Text"><text:s text:c="6"/>- name: Build web</text:span></text:p>
      <text:p text:style-name="P1"><text:span text:style-name="Source_20_Text"><text:s text:c="8"/>env:</text:span></text:p>
      <text:p text:style-name="P1"><text:span text:style-name="Source_20_Text"><text:s text:c="10"/>TMPDIR: /tmp</text:span></text:p>
      <text:p text:style-name="P1"><text:span text:style-name="Source_20_Text"><text:s text:c="10"/>TMP: /tmp</text:span></text:p>
      <text:p text:style-name="P1"><text:span text:style-name="Source_20_Text"><text:s text:c="10"/>TEMP: /tmp</text:span></text:p>
      <text:p text:style-name="P1"><text:span text:style-name="Source_20_Text"><text:s text:c="10"/>ESBUILD_TMPDIR: /tmp</text:span></text:p>
      <text:p text:style-name="P1"><text:span text:style-name="Source_20_Text"><text:s text:c="10"/>NODE_ENV: production</text:span></text:p>
      <text:p text:style-name="P2"><text:span text:style-name="Source_20_Text"><text:s text:c="8"/>run: pnpm --filter apps/web build</text:span></text:p>
      <text:p text:style-name="Text_20_body"><text:span text:style-name="Strong_20_Emphasis">GitLab CI:</text:span></text:p>
      <text:p text:style-name="P1"><text:span text:style-name="Source_20_Text">build_web:</text:span></text:p>
      <text:p text:style-name="P1"><text:span text:style-name="Source_20_Text"><text:s text:c="2"/>image: node:20</text:span></text:p>
      <text:p text:style-name="P1"><text:span text:style-name="Source_20_Text"><text:s text:c="2"/>variables:</text:span></text:p>
      <text:p text:style-name="P1"><text:span text:style-name="Source_20_Text"><text:s text:c="4"/>TMPDIR: /tmp</text:span></text:p>
      <text:p text:style-name="P1"><text:span text:style-name="Source_20_Text"><text:s text:c="4"/>TMP: /tmp</text:span></text:p>
      <text:p text:style-name="P1"><text:span text:style-name="Source_20_Text"><text:s text:c="4"/>TEMP: /tmp</text:span></text:p>
      <text:p text:style-name="P1"><text:span text:style-name="Source_20_Text"><text:s text:c="4"/>ESBUILD_TMPDIR: /tmp</text:span></text:p>
      <text:p text:style-name="P1"><text:span text:style-name="Source_20_Text"><text:s text:c="4"/>NODE_ENV: production</text:span></text:p>
      <text:p text:style-name="P1"><text:span text:style-name="Source_20_Text"><text:s text:c="2"/>script:</text:span></text:p>
      <text:p text:style-name="P1"><text:span text:style-name="Source_20_Text"><text:s text:c="4"/>- pnpm install --frozen-lockfile</text:span></text:p>
      <text:p text:style-name="P2"><text:span text:style-name="Source_20_Text"><text:s text:c="4"/>- pnpm --filter apps/web build</text:span></text:p>
      <text:p text:style-name="Text_20_body"><text:span text:style-name="Strong_20_Emphasis">Azure Pipelines:</text:span></text:p>
      <text:p text:style-name="P1"><text:span text:style-name="Source_20_Text">- task: Bash@3</text:span></text:p>
      <text:p text:style-name="P1"><text:span text:style-name="Source_20_Text"><text:s text:c="2"/>displayName: Build web</text:span></text:p>
      <text:p text:style-name="P1"><text:span text:style-name="Source_20_Text"><text:s text:c="2"/>env:</text:span></text:p>
      <text:p text:style-name="P1"><text:span text:style-name="Source_20_Text"><text:s text:c="4"/>TMPDIR: /tmp</text:span></text:p>
      <text:p text:style-name="P1"><text:span text:style-name="Source_20_Text"><text:s text:c="4"/>TMP: /tmp</text:span></text:p>
      <text:p text:style-name="P1"><text:span text:style-name="Source_20_Text"><text:s text:c="4"/>TEMP: /tmp</text:span></text:p>
      <text:p text:style-name="P1"><text:span text:style-name="Source_20_Text"><text:s text:c="4"/>ESBUILD_TMPDIR: /tmp</text:span></text:p>
      <text:p text:style-name="P1"><text:span text:style-name="Source_20_Text"><text:s text:c="4"/>NODE_ENV: production</text:span></text:p>
      <text:p text:style-name="P1"><text:span text:style-name="Source_20_Text"><text:s text:c="2"/>inputs:</text:span></text:p>
      <text:p text:style-name="P1"><text:span text:style-name="Source_20_Text"><text:s text:c="4"/>targetType: inline</text:span></text:p>
      <text:p text:style-name="P1"><text:span text:style-name="Source_20_Text"><text:s text:c="4"/>script: |</text:span></text:p>
      <text:p text:style-name="P1"><text:span text:style-name="Source_20_Text"><text:s text:c="6"/>pnpm install --frozen-lockfile</text:span></text:p>
      <text:p text:style-name="P2"><text:span text:style-name="Source_20_Text"><text:s text:c="6"/>pnpm --filter apps/web build</text:span></text:p>
      <text:h text:style-name="Heading_20_1" text:outline-level="1">Vite: redução de bundles &gt;500 kB</text:h>
      <text:p text:style-name="Text_20_body">Aplicar code-splitting por domínio, dependências pesadas e rotas. Ajustes diretos em <text:span text:style-name="Source_20_Text">apps/web/vite.config.ts</text:span>.</text:p>
      <text:p text:style-name="Text_20_body"><text:span text:style-name="Strong_20_Emphasis">1) Split por vendors, UI e libs pesadas</text:span></text:p>
      <text:p text:style-name="P1"><text:span text:style-name="Source_20_Text">import { defineConfig } from 'vite';</text:span></text:p>
      <text:p text:style-name="P1"><text:span text:style-name="Source_20_Text">import react from '@vitejs/plugin-react';</text:span></text:p>
      <text:p text:style-name="P1"><text:soft-page-break/></text:p>
      <text:p text:style-name="P1"><text:span text:style-name="Source_20_Text">export default defineConfig({</text:span></text:p>
      <text:p text:style-name="P1"><text:span text:style-name="Source_20_Text"><text:s text:c="2"/>plugins: [react()],</text:span></text:p>
      <text:p text:style-name="P1"><text:span text:style-name="Source_20_Text"><text:s text:c="2"/>build: {</text:span></text:p>
      <text:p text:style-name="P1"><text:span text:style-name="Source_20_Text"><text:s text:c="4"/>target: 'es2020',</text:span></text:p>
      <text:p text:style-name="P1"><text:span text:style-name="Source_20_Text"><text:s text:c="4"/>cssCodeSplit: true,</text:span></text:p>
      <text:p text:style-name="P1"><text:span text:style-name="Source_20_Text"><text:s text:c="4"/>sourcemap: false,</text:span></text:p>
      <text:p text:style-name="P1"><text:span text:style-name="Source_20_Text"><text:s text:c="4"/>chunkSizeWarningLimit: 800, // apenas sinal; não “resolve” tamanho</text:span></text:p>
      <text:p text:style-name="P1"><text:span text:style-name="Source_20_Text"><text:s text:c="4"/>rollupOptions: {</text:span></text:p>
      <text:p text:style-name="P1"><text:span text:style-name="Source_20_Text"><text:s text:c="6"/>output: {</text:span></text:p>
      <text:p text:style-name="P1"><text:span text:style-name="Source_20_Text"><text:s text:c="8"/>manualChunks(id) {</text:span></text:p>
      <text:p text:style-name="P1"><text:span text:style-name="Source_20_Text"><text:s text:c="10"/>if (id.includes('node_modules')) {</text:span></text:p>
      <text:p text:style-name="P1"><text:span text:style-name="Source_20_Text"><text:s text:c="12"/>if (id.includes('react') || id.includes('react-dom') || id.includes('@tanstack')) {</text:span></text:p>
      <text:p text:style-name="P1"><text:span text:style-name="Source_20_Text"><text:s text:c="14"/>return 'vendor-react';</text:span></text:p>
      <text:p text:style-name="P1"><text:span text:style-name="Source_20_Text"><text:s text:c="12"/>}</text:span></text:p>
      <text:p text:style-name="P1"><text:span text:style-name="Source_20_Text"><text:s text:c="12"/>if (id.includes('lucide-react') || id.includes('@radix-ui') || id.includes('shadcn')) {</text:span></text:p>
      <text:p text:style-name="P1"><text:span text:style-name="Source_20_Text"><text:s text:c="14"/>return 'vendor-ui';</text:span></text:p>
      <text:p text:style-name="P1"><text:span text:style-name="Source_20_Text"><text:s text:c="12"/>}</text:span></text:p>
      <text:p text:style-name="P1"><text:span text:style-name="Source_20_Text"><text:s text:c="12"/>if (id.includes('monaco-editor') || id.includes('chart.js') || id.includes('three')) {</text:span></text:p>
      <text:p text:style-name="P1"><text:span text:style-name="Source_20_Text"><text:s text:c="14"/>return 'vendor-heavy';</text:span></text:p>
      <text:p text:style-name="P1"><text:span text:style-name="Source_20_Text"><text:s text:c="12"/>}</text:span></text:p>
      <text:p text:style-name="P1"><text:span text:style-name="Source_20_Text"><text:s text:c="12"/>return 'vendor';</text:span></text:p>
      <text:p text:style-name="P1"><text:span text:style-name="Source_20_Text"><text:s text:c="10"/>}</text:span></text:p>
      <text:p text:style-name="P1"><text:span text:style-name="Source_20_Text"><text:s text:c="8"/>},</text:span></text:p>
      <text:p text:style-name="P1"><text:span text:style-name="Source_20_Text"><text:s text:c="8"/>// nomes curtos e hashed</text:span></text:p>
      <text:p text:style-name="P1"><text:span text:style-name="Source_20_Text"><text:s text:c="8"/>entryFileNames: 'assets/[name]-[hash].js',</text:span></text:p>
      <text:p text:style-name="P1"><text:span text:style-name="Source_20_Text"><text:s text:c="8"/>chunkFileNames: 'assets/[name]-[hash].js',</text:span></text:p>
      <text:p text:style-name="P1"><text:span text:style-name="Source_20_Text"><text:s text:c="8"/>assetFileNames: 'assets/[name]-[hash][extname]',</text:span></text:p>
      <text:p text:style-name="P1"><text:span text:style-name="Source_20_Text"><text:s text:c="6"/>},</text:span></text:p>
      <text:p text:style-name="P1"><text:span text:style-name="Source_20_Text"><text:s text:c="4"/>},</text:span></text:p>
      <text:p text:style-name="P1"><text:span text:style-name="Source_20_Text"><text:s text:c="4"/>// Terser pode reduzir mais que esbuild em alguns casos</text:span></text:p>
      <text:p text:style-name="P1"><text:span text:style-name="Source_20_Text"><text:s text:c="4"/>minify: 'terser',</text:span></text:p>
      <text:p text:style-name="P1"><text:span text:style-name="Source_20_Text"><text:s text:c="4"/>terserOptions: {</text:span></text:p>
      <text:p text:style-name="P1"><text:span text:style-name="Source_20_Text"><text:s text:c="6"/>compress: { passes: 2, drop_console: true, pure_getters: true },</text:span></text:p>
      <text:p text:style-name="P1"><text:span text:style-name="Source_20_Text"><text:s text:c="6"/>format: { comments: false },</text:span></text:p>
      <text:p text:style-name="P1"><text:span text:style-name="Source_20_Text"><text:s text:c="4"/>},</text:span></text:p>
      <text:p text:style-name="P1"><text:span text:style-name="Source_20_Text"><text:s text:c="2"/>},</text:span></text:p>
      <text:p text:style-name="P2"><text:span text:style-name="Source_20_Text">});</text:span></text:p>
      <text:p text:style-name="Text_20_body"><text:span text:style-name="Strong_20_Emphasis">2) Hints para o código</text:span></text:p>
      <text:list xml:id="list2604939499" text:style-name="L5">
        <text:list-item>
          <text:p text:style-name="P11">Use <text:span text:style-name="Source_20_Text">React.lazy</text:span>/<text:span text:style-name="Source_20_Text">Suspense</text:span> em páginas e componentes pesados.</text:p>
        </text:list-item>
        <text:list-item>
          <text:p text:style-name="P11">Carregue <text:span text:style-name="Source_20_Text">monaco</text:span>, <text:span text:style-name="Source_20_Text">charts</text:span>, <text:span text:style-name="Source_20_Text">mapas</text:span> e <text:span text:style-name="Source_20_Text">editor/ai</text:span> via <text:span text:style-name="Source_20_Text">import()</text:span> apenas quando a rota exigir.</text:p>
        </text:list-item>
        <text:list-item>
          <text:p text:style-name="P11">Quebre TanStack Query Devtools e qualquer playground em chunk separado:</text:p>
          <text:p text:style-name="P3"><text:span text:style-name="Source_20_Text">if (import.meta.env.DEV) {</text:span></text:p>
          <text:p text:style-name="P3"><text:span text:style-name="Source_20_Text"><text:s text:c="2"/>void import('@tanstack/react-query-devtools');</text:span></text:p>
          <text:p text:style-name="P4"><text:span text:style-name="Source_20_Text">}</text:span></text:p>
        </text:list-item>
        <text:list-item>
          <text:p text:style-name="P11">Evite reexportar tudo em “barrels” que forçam bundling de módulos não usados.</text:p>
        </text:list-item>
      </text:list>
      <text:p text:style-name="Text_20_body"><text:span text:style-name="Strong_20_Emphasis">3) Relatório para enxergar gargalos</text:span></text:p>
      <text:p text:style-name="P2"><text:span text:style-name="Source_20_Text">pnpm add -D rollup-plugin-visualizer</text:span></text:p>
      <text:p text:style-name="P1"><text:span text:style-name="Source_20_Text">// vite.config.ts</text:span></text:p>
      <text:p text:style-name="P1"><text:soft-page-break/><text:span text:style-name="Source_20_Text">import { visualizer } from 'rollup-plugin-visualizer';</text:span></text:p>
      <text:p text:style-name="P2"><text:span text:style-name="Source_20_Text">plugins: [react(), visualizer({ filename: 'stats.html', gzipSize: true, brotliSize: true })]</text:span></text:p>
      <text:p text:style-name="Text_20_body">Depois da build, abra <text:span text:style-name="Source_20_Text">stats.html</text:span> e remodele os <text:span text:style-name="Source_20_Text">manualChunks</text:span>.</text:p>
      <text:p text:style-name="Text_20_body"><text:span text:style-name="Strong_20_Emphasis">4) Assets e CSS</text:span></text:p>
      <text:list xml:id="list2508842735" text:style-name="L6">
        <text:list-item>
          <text:p text:style-name="P12">Habilite <text:span text:style-name="Source_20_Text">cssCodeSplit: true</text:span> (já no config).</text:p>
        </text:list-item>
        <text:list-item>
          <text:p text:style-name="P12">Imagens grandes: use <text:span text:style-name="Source_20_Text">?url</text:span> e compressão no pipeline; mova SVGs enormes para lazy import.</text:p>
        </text:list-item>
        <text:list-item>
          <text:p text:style-name="P12">Ajuste <text:span text:style-name="Source_20_Text">build.assetsInlineLimit = 0</text:span> se estiver “inlinando” demais no JS:</text:p>
          <text:p text:style-name="P5"><text:span text:style-name="Source_20_Text">build: { assetsInlineLimit: 0 }</text:span></text:p>
        </text:list-item>
      </text:list>
      <text:p text:style-name="Text_20_body"><text:span text:style-name="Strong_20_Emphasis">5) HTTP hints (deploy)</text:span></text:p>
      <text:list xml:id="list394182272" text:style-name="L7">
        <text:list-item>
          <text:p text:style-name="P13">Ative <text:span text:style-name="Source_20_Text">gzip</text:span> e <text:span text:style-name="Source_20_Text">brotli</text:span> no CDN/edge.</text:p>
        </text:list-item>
        <text:list-item>
          <text:p text:style-name="P13">Use <text:span text:style-name="Source_20_Text">Link: rel=preload</text:span> apenas para o entry e o chunk da rota atual, evitando pré-carregar vendors pesados desnecessariamente.</text:p>
        </text:list-item>
      </text:list>
      <text:p text:style-name="Text_20_body">Esses passos mantêm o CI estável fora do WSL e reduzem picos &gt;500 kB por segmentar vendors e conteúdos pesados, além de adiar custos para rotas que realmente precisam.</text:p>
      <text:section text:style-name="Sect1" text:name="thread-bottom-container">
        <text:p text:style-name="P10"><text:a xlink:type="simple" xlink:href="#settings/Connectors/Advanced" office:target-frame-name="_self" xlink:show="replace" text:style-name="Internet_20_link" text:visited-style-name="Visited_20_Internet_20_Link">MODO DESENVOLVEDOR</text:a></text:p>
        <text:p text:style-name="P10"><draw:control text:anchor-type="as-char" draw:z-index="0" draw:name="Forma1" draw:style-name="gr1" draw:text-style-name="P16" svg:width="6.774cm" svg:height="0.742cm" draw:control="control1"/></text:p>
        <text:p text:style-name="P10"><draw:control text:anchor-type="as-char" draw:z-index="1" draw:name="Forma2" draw:style-name="gr1" draw:text-style-name="P15" svg:width="7.092cm" svg:height="1.341cm" draw:control="control2"/></text:p>
        <text:section text:style-name="Sect1" text:name="prompt-textarea">
          <text:p text:style-name="Text_20_body"/>
        </text:section>
        <text:p text:style-name="Text_20_body">Pensando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0T06:59:40.043000000</meta:creation-date>
    <dc:date>2025-11-10T10:28:23.675000000</dc:date>
    <meta:editing-duration>PT3H28M43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0" meta:paragraph-count="412" meta:word-count="1851" meta:character-count="14630" meta:non-whitespace-character-count="11825"/>
  </office:meta>
</office:document-meta>
</file>